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4ca5e" officeooo:paragraph-rsid="0004ca5e" style:font-weight-asian="bold" style:font-weight-complex="bold"/>
    </style:style>
    <style:style style:name="P2" style:family="paragraph" style:parent-style-name="Standard">
      <style:paragraph-properties fo:text-align="start" style:justify-single-word="false"/>
      <style:text-properties fo:font-weight="bold" officeooo:rsid="0004ca5e" officeooo:paragraph-rsid="0004ca5e" style:font-weight-asian="bold" style:font-weight-complex="bold"/>
    </style:style>
    <style:style style:name="P3" style:family="paragraph" style:parent-style-name="Standard">
      <style:paragraph-properties fo:text-align="start" style:justify-single-word="false"/>
      <style:text-properties fo:font-weight="bold" officeooo:rsid="0005bce2" officeooo:paragraph-rsid="0005bce2" style:font-weight-asian="bold" style:font-weight-complex="bold"/>
    </style:style>
    <style:style style:name="P4" style:family="paragraph" style:parent-style-name="Standard">
      <style:paragraph-properties fo:text-align="start" style:justify-single-word="false"/>
      <style:text-properties fo:font-weight="normal" officeooo:rsid="0004ca5e" officeooo:paragraph-rsid="0004ca5e" style:font-weight-asian="normal" style:font-weight-complex="normal"/>
    </style:style>
    <style:style style:name="P5" style:family="paragraph" style:parent-style-name="Standard">
      <style:paragraph-properties fo:text-align="start" style:justify-single-word="false"/>
      <style:text-properties fo:font-weight="normal" officeooo:rsid="0005bce2" officeooo:paragraph-rsid="0005bce2" style:font-weight-asian="normal" style:font-weight-complex="normal"/>
    </style:style>
    <style:style style:name="P6" style:family="paragraph" style:parent-style-name="Standard">
      <style:paragraph-properties fo:text-align="start" style:justify-single-word="false"/>
      <style:text-properties fo:font-weight="normal" officeooo:rsid="0006bbd4" officeooo:paragraph-rsid="0006bbd4" style:font-weight-asian="normal" style:font-weight-complex="normal"/>
    </style:style>
    <style:style style:name="P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004ca5e" officeooo:paragraph-rsid="0004ca5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bce2" style:font-weight-asian="normal" style:font-weight-complex="normal"/>
    </style:style>
    <style:style style:name="T3" style:family="text">
      <style:text-properties officeooo:rsid="0005bce2"/>
    </style:style>
    <style:style style:name="T4" style:family="text">
      <style:text-properties officeooo:rsid="0006bbd4"/>
    </style:style>
    <style:style style:name="T5" style:family="text">
      <style:text-properties officeooo:rsid="0007a0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rojet</text:p>
      <text:p text:style-name="P1"><text:span text:style-name="T1"/></text:p>
      <text:p text:style-name="P1"><text:span text:style-name="T1">Permettre une meilleur communication dans le monde arabe. Avec plus de 40 dialectes différents, il est parfois difficile aux locuteurs de se comprendre les uns les autres. Une communication optimisée permettrait des échanges économiques, politiques et culturels plus fluides entre les locuteurs.</text:span></text:p>
      <text:p text:style-name="P1"><text:span text:style-name="T1"/></text:p>
      <text:p text:style-name="P1">En pratique</text:p>
      <text:p text:style-name="P1"><text:span text:style-name="T1"/></text:p>
      <text:p text:style-name="P1"><text:span text:style-name="T1">Une application qui offre des services de traduction d’un dialecte a l’autre, plus une application permettant de réaliser une analyse sentimentale à l’aide du machine learning. </text:span></text:p>
      <text:p text:style-name="P2"><text:span text:style-name="T1">La traduction permettra de mieux comprendre les feedbacks d‘utilisateurs d’autres pays que <text:s/>les uea, et l’analyse des sentiments permettra de traiter ce feedback de façon automatisée grâce aux feedbacks déposés en ligne par les utilisateurs.</text:span></text:p>
      <text:p text:style-name="P2"><text:span text:style-name="T1"/></text:p>
      <text:p text:style-name="P2"><text:span text:style-name="T2">Pour améliorer de façon constante les traduction</text:span><text:span text:style-name="T1">, nous proposons un dictionnaire collaboratif qui permettra de recevoir un input constant de la part d’utilisateurs volontaires de façon à améliorer en permanence les services de traduction.</text:span></text:p>
      <text:p text:style-name="P3"><text:span text:style-name="T1">Quant-à lui, le service d’ évaluation sentimentale sera en permanence affiné à l’aide d’un système de captcha permettant aux humains de donner plus de données à traiter, ou encore de confirmer les résultats.</text:span></text:p>
      <text:p text:style-name="P2"><text:span text:style-name="T1"/></text:p>
      <text:p text:style-name="P2">En quoi répond t-on à la problématique</text:p>
      <text:p text:style-name="P4"/>
      <text:p text:style-name="P4">La traduction et l’analyse des sentiments : être plus à l’écoute des utilisateurs de l’application Khadamati.</text:p>
      <text:p text:style-name="P4">Le dictionnaire permet d’affiner en permanence les outils.</text:p>
      <text:p text:style-name="P7"/>
      <text:p text:style-name="P4"/>
      <text:p text:style-name="P2">FONCTIONNEMENT DICTIONNAIRE COLLABORATIF</text:p>
      <text:p text:style-name="P2"/>
      <text:p text:style-name="P4">Les utilisateurs se voient prop<text:span text:style-name="T3">oser une phrase d’un dialecte qu’ils parlent, et doivent le traduire dans un autre dialecte qu’ils parlent également.</text:span></text:p>
      <text:p text:style-name="P5">Pour les utilisateurs ne parlant qu’un seul dialecte, ils se voient proposer d’évaluer le sentiment exprimé par une phrase.</text:p>
      <text:p text:style-name="P5">Les inputs des utilisateurs sont récupérés :</text:p>
      <text:p text:style-name="P5">- les évaluations sentimentales sont ré-injectés dans les algorithmes de machine learning pour affiner les classifieurs</text:p>
      <text:p text:style-name="P5">- les mots/phrases traduites sont ré-injectés dans la base de données du service de traduction, permettant ainsi de traduire plus de termes du dialecte.</text:p>
      <text:p text:style-name="P5"/>
      <text:p text:style-name="P5"/>
      <text:p text:style-name="P3">FONCTIONNEMENT CAPTCHA</text:p>
      <text:p text:style-name="P5"/>
      <text:p text:style-name="P3">D’où viennent les données</text:p>
      <text:p text:style-name="P5">Les phrases à analyser sentimentalement sont des phrases que les classifieurs ont du mal à traduire. Celles-ci sont proposées aux utilisateurs : l’humain fera le travail de la machine.</text:p>
      <text:p text:style-name="P5">On peut aussi proposer à l’utilisateur des phrases déjà classées par les classifieurs, de façon à <text:s/>confirmer ou infirmer les résultats de l’algorithme.</text:p>
      <text:p text:style-name="P5">Ce mécanisme permettra d’affiner les résultats du classifieur, et donc d’avoir des analyses sentimentales plus fiables.</text:p>
      <text:p text:style-name="P5"/>
      <text:p text:style-name="P5"><text:soft-page-break/>D’autre part, en soumettant les nouvelles phrases prédites à verification, cela permettra d’augmenter <text:s/>de façon continuer la quantité de données de qualité dont nous disposons pour faire une analyse sentimentale.</text:p>
      <text:p text:style-name="P5"/>
      <text:p text:style-name="P5">TECHNIQUEMENT :</text:p>
      <text:p text:style-name="P5">Une base de données avec phrase=&gt;sentiment.</text:p>
      <text:p text:style-name="P5">On utilise ensuite des algos de classification, naive bayes en première approche, pourquoi pas des algos plus élaborés comme les réseaux de neurones par la suite, de façon à êtra capable de classifier les phrases.</text:p>
      <text:p text:style-name="P5"/>
      <text:p text:style-name="P5">Il sera nécessaire de traiter les phrases aux préalable, notamment retirer les stopwords (mots ne contenant aucune information), et raciniser<text:span text:style-name="T4">(steming)</text:span> ou <text:span text:style-name="T4">lemmatiser(lemmatisation)</text:span> les mots de façon <text:span text:style-name="T4">à les retrouver dans les phrases (les mots ont de nombreuses formes différentes).</text:span></text:p>
      <text:p text:style-name="P6">Après cela, il seront traités par des algos. <text:s/>Le principe de ces algos est calculer la probabilité que la phrase exprime un sentiment particulier sachant sont contenu. <text:span text:style-name="T5">Pour cela, on va calculer différents facteurs qui vont pondérer chacun des éléments de la phrase. Par exemple, le mot « désaster » (disaster) aura certainement un fort poids négatif dans une phrase, alors que « chien » sera probablement neutre et aura un poids faible. Ces <text:s/>algos vont essayer différentes combinaisons des valeur de ces facteurs de façon à converger vers des valeurs qui permettent d’obtenir une classification optimale étant donnés les résultats connu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22:54:22.062725356</meta:creation-date>
    <dc:date>2018-04-24T23:33:50.415348007</dc:date>
    <meta:editing-duration>PT3M37S</meta:editing-duration>
    <meta:editing-cycles>1</meta:editing-cycles>
    <meta:document-statistic meta:table-count="0" meta:image-count="0" meta:object-count="0" meta:page-count="2" meta:paragraph-count="27" meta:word-count="584" meta:character-count="3910" meta:non-whitespace-character-count="3347"/>
    <meta:generator>LibreOffice/5.4.5.1$Linux_X86_64 LibreOffice_project/40m0$Build-1</meta:generator>
  </office:meta>
</office:document-meta>
</file>